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888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D" style:family="table-column">
      <style:table-column-properties style:column-width="4.387cm"/>
    </style:style>
    <style:style style:name="Tabela1.E" style:family="table-column">
      <style:table-column-properties style:column-width="4.302cm"/>
    </style:style>
    <style:style style:name="Tabela1.A1" style:family="table-cell">
      <style:table-cell-properties fo:padding="0.097cm" fo:border-left="0.5pt solid #000000" fo:border-right="none" fo:border-top="0.5pt solid #000000" fo:border-bottom="none"/>
    </style:style>
    <style:style style:name="Tabela1.E1" style:family="table-cell">
      <style:table-cell-properties fo:padding="0.097cm" fo:border-left="0.5pt solid #000000" fo:border-right="0.5pt solid #000000" fo:border-top="0.5pt solid #000000" fo:border-bottom="none"/>
    </style:style>
    <style:style style:name="Tabela1.2" style:family="table-row">
      <style:table-row-properties style:min-row-height="2.11cm"/>
    </style:style>
    <style:style style:name="Tabela1.A2" style:family="table-cell">
      <style:table-cell-properties fo:padding="0.097cm" fo:border-left="0.5pt solid #000000" fo:border-right="none" fo:border-top="none" fo:border-bottom="none"/>
    </style:style>
    <style:style style:name="Tabela1.E2" style:family="table-cell">
      <style:table-cell-properties fo:padding="0.097cm" fo:border-left="0.5pt solid #000000" fo:border-right="0.5pt solid #000000" fo:border-top="none" fo:border-bottom="none"/>
    </style:style>
    <style:style style:name="Tabela1.5" style:family="table-row">
      <style:table-row-properties style:min-row-height="1.161cm"/>
    </style:style>
    <style:style style:name="Tabela1.A15" style:family="table-cell">
      <style:table-cell-properties fo:padding="0.097cm" fo:border-left="0.5pt solid #000000" fo:border-right="none" fo:border-top="none" fo:border-bottom="0.5pt solid #000000"/>
    </style:style>
    <style:style style:name="Tabela1.E1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594ad" officeooo:paragraph-rsid="001594ad"/>
    </style:style>
    <style:style style:name="P2" style:family="paragraph" style:parent-style-name="Standard">
      <style:paragraph-properties fo:text-align="justify" style:justify-single-word="false"/>
      <style:text-properties officeooo:rsid="0015e185" officeooo:paragraph-rsid="0015e185"/>
    </style:style>
    <style:style style:name="P3" style:family="paragraph" style:parent-style-name="Standard">
      <style:paragraph-properties fo:text-align="justify" style:justify-single-word="false"/>
      <style:text-properties fo:font-size="11pt" officeooo:rsid="001594ad" officeooo:paragraph-rsid="001594ad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15e185" officeooo:paragraph-rsid="0015e185" style:font-size-asian="11pt" style:font-size-complex="11pt"/>
    </style:style>
    <style:style style:name="P5" style:family="paragraph" style:parent-style-name="Standard">
      <style:paragraph-properties fo:margin-left="1.251cm" fo:text-align="justify" style:justify-single-word="false" fo:text-indent="0cm" style:auto-text-indent="false"/>
      <style:text-properties fo:font-size="11pt" officeooo:rsid="001594ad" officeooo:paragraph-rsid="001594ad" style:font-size-asian="11pt" style:font-size-complex="11pt"/>
    </style:style>
    <style:style style:name="P6" style:family="paragraph" style:parent-style-name="Standard">
      <style:paragraph-properties fo:margin-left="2.501cm" fo:text-align="justify" style:justify-single-word="false" fo:text-indent="0cm" style:auto-text-indent="false"/>
      <style:text-properties fo:font-size="11pt" officeooo:rsid="0015e185" officeooo:paragraph-rsid="0015e185" style:font-size-asian="11pt" style:font-size-complex="11pt"/>
    </style:style>
    <style:style style:name="P7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5e185" officeooo:paragraph-rsid="0015e185" style:font-size-asian="11pt" style:font-size-complex="11pt"/>
    </style:style>
    <style:style style:name="P8" style:family="paragraph" style:parent-style-name="Standard">
      <style:paragraph-properties fo:margin-left="1.251cm" fo:text-align="justify" style:justify-single-word="false" fo:text-indent="0cm" style:auto-text-indent="false"/>
      <style:text-properties fo:font-size="11pt" officeooo:rsid="0015e185" officeooo:paragraph-rsid="0015e18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173f3b" officeooo:paragraph-rsid="00173f3b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17d61d" officeooo:paragraph-rsid="0017d61d" style:font-size-asian="11pt" style:font-size-complex="11pt"/>
    </style:style>
    <style:style style:name="P11" style:family="paragraph" style:parent-style-name="Standard">
      <style:paragraph-properties fo:margin-left="1.251cm" fo:text-align="justify" style:justify-single-word="false" fo:text-indent="0cm" style:auto-text-indent="false"/>
      <style:text-properties fo:font-size="11pt" officeooo:rsid="0018c522" officeooo:paragraph-rsid="0018c522" style:font-size-asian="11pt" style:font-size-complex="11pt"/>
    </style:style>
    <style:style style:name="P12" style:family="paragraph" style:parent-style-name="Standard">
      <style:paragraph-properties fo:margin-left="1.251cm" fo:text-align="justify" style:justify-single-word="false" fo:text-indent="0cm" style:auto-text-indent="false"/>
      <style:text-properties fo:font-size="11pt" officeooo:rsid="0017d61d" officeooo:paragraph-rsid="0018c522" style:font-size-asian="11pt" style:font-size-complex="11pt"/>
    </style:style>
    <style:style style:name="P13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7d61d" officeooo:paragraph-rsid="0017d61d" style:font-size-asian="11pt" style:font-size-complex="11pt"/>
    </style:style>
    <style:style style:name="P14" style:family="paragraph" style:parent-style-name="Standard">
      <style:paragraph-properties fo:margin-left="1.251cm" fo:text-align="justify" style:justify-single-word="false" fo:text-indent="0cm" style:auto-text-indent="false"/>
      <style:text-properties fo:font-size="11pt" officeooo:rsid="0017d61d" officeooo:paragraph-rsid="0017d61d" style:font-size-asian="11pt" style:font-size-complex="11pt"/>
    </style:style>
    <style:style style:name="P15" style:family="paragraph" style:parent-style-name="Standard">
      <style:paragraph-properties fo:margin-left="2.501cm" fo:text-align="justify" style:justify-single-word="false" fo:text-indent="0cm" style:auto-text-indent="false"/>
      <style:text-properties fo:font-size="11pt" officeooo:rsid="0017d61d" officeooo:paragraph-rsid="0017d61d" style:font-size-asian="11pt" style:font-size-complex="11pt"/>
    </style:style>
    <style:style style:name="P16" style:family="paragraph" style:parent-style-name="Standard">
      <style:paragraph-properties fo:margin-left="1.251cm" fo:text-align="justify" style:justify-single-word="false" fo:text-indent="0cm" style:auto-text-indent="false"/>
      <style:text-properties fo:font-size="11pt" officeooo:rsid="00173f3b" officeooo:paragraph-rsid="0017d61d" style:font-size-asian="11pt" style:font-size-complex="11pt"/>
    </style:style>
    <style:style style:name="P17" style:family="paragraph" style:parent-style-name="Standard">
      <style:paragraph-properties fo:margin-left="2.501cm" fo:text-align="justify" style:justify-single-word="false" fo:text-indent="0cm" style:auto-text-indent="false"/>
      <style:text-properties fo:font-size="11pt" officeooo:rsid="00173f3b" officeooo:paragraph-rsid="0017d61d" style:font-size-asian="11pt" style:font-size-complex="11pt"/>
    </style:style>
    <style:style style:name="P18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73f3b" officeooo:paragraph-rsid="0017d61d" style:font-size-asian="11pt" style:font-size-complex="11pt"/>
    </style:style>
    <style:style style:name="P19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8c270" officeooo:paragraph-rsid="0018c270" style:font-size-asian="11pt" style:font-size-complex="11pt"/>
    </style:style>
    <style:style style:name="P20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8c270" officeooo:paragraph-rsid="0018c522" style:font-size-asian="11pt" style:font-size-complex="11pt"/>
    </style:style>
    <style:style style:name="P21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8c522" officeooo:paragraph-rsid="0018c522" style:font-size-asian="11pt" style:font-size-complex="11pt"/>
    </style:style>
    <style:style style:name="P22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9a226" officeooo:paragraph-rsid="0019a226" style:font-size-asian="11pt" style:font-size-complex="11pt"/>
    </style:style>
    <style:style style:name="P23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b9d2c" officeooo:paragraph-rsid="001b9d2c" style:font-size-asian="11pt" style:font-size-complex="11pt"/>
    </style:style>
    <style:style style:name="P24" style:family="paragraph" style:parent-style-name="Standard">
      <style:paragraph-properties fo:margin-left="0cm" fo:text-align="center" style:justify-single-word="false" fo:text-indent="0cm" style:auto-text-indent="false" fo:break-before="page"/>
      <style:text-properties fo:font-size="11pt" officeooo:rsid="001c9632" officeooo:paragraph-rsid="001c9632" style:font-size-asian="11pt" style:font-size-complex="11pt"/>
    </style:style>
    <style:style style:name="P25" style:family="paragraph" style:parent-style-name="Standard">
      <style:paragraph-properties fo:margin-left="0cm" fo:text-align="center" style:justify-single-word="false" fo:text-indent="0cm" style:auto-text-indent="false"/>
      <style:text-properties fo:font-size="11pt" officeooo:rsid="001c9632" officeooo:paragraph-rsid="001c9632" style:font-size-asian="11pt" style:font-size-complex="11pt"/>
    </style:style>
    <style:style style:name="P26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c9632" officeooo:paragraph-rsid="001c9632" style:font-size-asian="11pt" style:font-size-complex="11pt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1pt" officeooo:rsid="001c9632" officeooo:paragraph-rsid="001c9632" style:font-size-asian="11pt" style:font-size-complex="11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1pt" officeooo:rsid="0021a503" officeooo:paragraph-rsid="0021a503" style:font-size-asian="11pt" style:font-size-complex="11pt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1pt" officeooo:rsid="001d8da9" officeooo:paragraph-rsid="001d8da9" style:font-size-asian="11pt" style:font-size-complex="11pt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1pt" officeooo:rsid="001eaa36" officeooo:paragraph-rsid="001eaa36" style:font-size-asian="11pt" style:font-size-complex="11pt"/>
    </style:style>
    <style:style style:name="P31" style:family="paragraph" style:parent-style-name="Standard" style:list-style-name="L1">
      <style:paragraph-properties fo:text-align="justify" style:justify-single-word="false"/>
      <style:text-properties fo:font-size="11pt" officeooo:rsid="00226a77" officeooo:paragraph-rsid="00226a77" style:font-size-asian="11pt" style:font-size-complex="11pt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1pt" officeooo:rsid="001eaa36" officeooo:paragraph-rsid="0021d2b5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fo:font-size="11pt" officeooo:rsid="00226a77" officeooo:paragraph-rsid="00226a77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fo:font-size="11pt" officeooo:rsid="00226a77" officeooo:paragraph-rsid="00226a77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fo:font-size="11pt" officeooo:rsid="00226a77" officeooo:paragraph-rsid="00226a77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fo:font-size="11pt" officeooo:rsid="00226a77" officeooo:paragraph-rsid="00226a77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fo:font-size="11pt" officeooo:rsid="00242112" officeooo:paragraph-rsid="00242112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fo:font-size="11pt" style:text-underline-style="none" officeooo:rsid="00242112" officeooo:paragraph-rsid="00242112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fo:font-size="11pt" officeooo:rsid="0024517b" officeooo:paragraph-rsid="0024517b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fo:font-size="11pt" officeooo:rsid="0025ffbb" officeooo:paragraph-rsid="0025ffbb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fo:font-size="11pt" officeooo:rsid="00260344" officeooo:paragraph-rsid="00260344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fo:font-size="11pt" officeooo:rsid="00299450" officeooo:paragraph-rsid="00299450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fo:font-size="11pt" officeooo:rsid="001eaa36" officeooo:paragraph-rsid="001eaa36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fo:font-size="11pt" officeooo:rsid="001eaa36" officeooo:paragraph-rsid="001eaa36" style:font-size-asian="11pt" style:font-size-complex="11pt"/>
    </style:style>
    <style:style style:name="P45" style:family="paragraph" style:parent-style-name="Standard">
      <style:paragraph-properties fo:margin-left="0cm" fo:text-align="justify" style:justify-single-word="false" fo:text-indent="0cm" style:auto-text-indent="false"/>
      <style:text-properties fo:font-size="11pt" officeooo:rsid="001d8da9" officeooo:paragraph-rsid="001d8da9" style:font-size-asian="11pt" style:font-size-complex="11pt"/>
    </style:style>
    <style:style style:name="T1" style:family="text">
      <style:text-properties officeooo:rsid="00173f3b"/>
    </style:style>
    <style:style style:name="T2" style:family="text">
      <style:text-properties officeooo:rsid="0019a226"/>
    </style:style>
    <style:style style:name="T3" style:family="text">
      <style:text-properties officeooo:rsid="0017d61d"/>
    </style:style>
    <style:style style:name="T4" style:family="text">
      <style:text-properties officeooo:rsid="0018c522"/>
    </style:style>
    <style:style style:name="T5" style:family="text">
      <style:text-properties officeooo:rsid="001b9d2c"/>
    </style:style>
    <style:style style:name="T6" style:family="text">
      <style:text-properties officeooo:rsid="001fd5ce"/>
    </style:style>
    <style:style style:name="T7" style:family="text">
      <style:text-properties officeooo:rsid="0024517b"/>
    </style:style>
    <style:style style:name="T8" style:family="text">
      <style:text-properties officeooo:rsid="00242112"/>
    </style:style>
    <style:style style:name="T9" style:family="text">
      <style:text-properties officeooo:rsid="0021d2b5"/>
    </style:style>
    <style:style style:name="T10" style:family="text">
      <style:text-properties officeooo:rsid="00205689"/>
    </style:style>
    <style:style style:name="T11" style:family="text">
      <style:text-properties officeooo:rsid="00226a77"/>
    </style:style>
    <style:style style:name="T12" style:family="text">
      <style:text-properties officeooo:rsid="0021a503"/>
    </style:style>
    <style:style style:name="T13" style:family="text">
      <style:text-properties officeooo:rsid="0025ff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de API – Partida de vôlei</text:p>
      <text:p text:style-name="P2"/>
      <text:p text:style-name="P3">Método: POST</text:p>
      <text:p text:style-name="P3">URI do Recurso: /players</text:p>
      <text:p text:style-name="P4">Descrição: Cria um novo jogador</text:p>
      <text:p text:style-name="P4">Requisição:</text:p>
      <text:p text:style-name="P5">Dados: </text:p>
      <text:p text:style-name="P6">parâmetros:</text:p>
      <text:p text:style-name="P6"><text:tab/>nome:string</text:p>
      <text:p text:style-name="P6"><text:tab/>idade:string</text:p>
      <text:p text:style-name="P6"><text:tab/>sexo: [‘masculino’, ‘feminino’]</text:p>
      <text:p text:style-name="P6"><text:tab/>categoria:string</text:p>
      <text:p text:style-name="P7"><text:tab/>Body: jogador</text:p>
      <text:p text:style-name="P8">Header: application/json</text:p>
      <text:p text:style-name="P3"/>
      <text:p text:style-name="P4">­Resposta:</text:p>
      <text:p text:style-name="P4"><text:tab/><text:span text:style-name="T1">sucess </text:span>status code: 20<text:span text:style-name="T2">1</text:span> – <text:span text:style-name="T1">recurso enviado</text:span></text:p>
      <text:p text:style-name="P4"><text:tab/><text:span text:style-name="T1">dados esperados: jogador{nome, idade, sexo, categoria}</text:span></text:p>
      <text:p text:style-name="P4"><text:tab/><text:span text:style-name="T1">formato de dados: json</text:span></text:p>
      <text:p text:style-name="P4"/>
      <text:p text:style-name="P9">Método: GET</text:p>
      <text:p text:style-name="P9">URI do Recurso: /players</text:p>
      <text:p text:style-name="P9">Descrição: Lista todos os jogadores cadastrados</text:p>
      <text:p text:style-name="P9">Requisição: sem envio de dados</text:p>
      <text:p text:style-name="P9">Resposta:</text:p>
      <text:p text:style-name="P9"><text:tab/>response sucess:</text:p>
      <text:p text:style-name="P9"><text:tab/><text:tab/>status code: 200 – recurso encontrado/obtido</text:p>
      <text:p text:style-name="P9"><text:tab/><text:tab/>formato de dados: json</text:p>
      <text:p text:style-name="P9"><text:tab/><text:tab/>conteúdo:</text:p>
      <text:p text:style-name="P9"><text:tab/><text:tab/><text:tab/>[</text:p>
      <text:p text:style-name="P9"><text:tab/><text:tab/><text:tab/><text:tab/></text:p>
      <text:p text:style-name="P9"><text:tab/><text:tab/><text:tab/><text:tab/>{</text:p>
      <text:p text:style-name="P9"><text:tab/><text:tab/><text:tab/><text:tab/> <text:s text:c="3"/>id:string</text:p>
      <text:p text:style-name="P9"><text:tab/><text:tab/><text:tab/><text:tab/> <text:s text:c="3"/>nome:string</text:p>
      <text:p text:style-name="P9"><text:tab/><text:tab/><text:tab/><text:tab/> <text:s text:c="3"/>idade: string</text:p>
      <text:p text:style-name="P9"><text:tab/><text:tab/><text:tab/><text:tab/> <text:s text:c="3"/>sexo: [‘masculino, ‘feminino’]</text:p>
      <text:p text:style-name="P9"><text:tab/><text:tab/><text:tab/><text:tab/> <text:s text:c="3"/>categoria: string</text:p>
      <text:p text:style-name="P9"><text:tab/><text:tab/><text:tab/><text:tab/>}</text:p>
      <text:p text:style-name="P9"><text:tab/><text:tab/><text:tab/></text:p>
      <text:p text:style-name="P9"><text:tab/><text:tab/><text:tab/>]</text:p>
      <text:p text:style-name="P9"><text:tab/><text:span text:style-name="T3">error response:</text:span></text:p>
      <text:p text:style-name="P9"><text:tab/><text:tab/><text:span text:style-name="T3">codigo: 404</text:span></text:p>
      <text:p text:style-name="P9"><text:tab/><text:tab/><text:span text:style-name="T3">conteúdo: {error:‘Dados não encontrados’}</text:span></text:p>
      <text:p text:style-name="P9"/>
      <text:p text:style-name="P10">Método: GET</text:p>
      <text:p text:style-name="P10">URI do Recurso: players/{id}</text:p>
      <text:p text:style-name="P10">Descrição: Lista um jogador específico</text:p>
      <text:p text:style-name="P10">Requisição:</text:p>
      <text:p text:style-name="P11">Parâmtero URL: Required: id:string</text:p>
      <text:p text:style-name="P12">Header: </text:p>
      <text:p text:style-name="P12"><text:tab/>content-<text:span text:style-name="T4">type</text:span>: application/json</text:p>
      <text:p text:style-name="P13">Resposta:</text:p>
      <text:p text:style-name="P14">Sucess Response:</text:p>
      <text:p text:style-name="P14"><text:tab/>code: 200</text:p>
      <text:p text:style-name="P15">content:</text:p>
      <text:p text:style-name="P15"><text:tab/><text:span text:style-name="T1">{</text:span></text:p>
      <text:p text:style-name="P16"><text:tab/><text:tab/> <text:s text:c="3"/>id:string</text:p>
      <text:p text:style-name="P16"><text:soft-page-break/><text:tab/><text:tab/> <text:s text:c="3"/>nome:string</text:p>
      <text:p text:style-name="P16"><text:tab/> <text:s text:c="16"/>idade: string</text:p>
      <text:p text:style-name="P16"><text:tab/><text:tab/> <text:s text:c="3"/>sexo: <text:span text:style-name="T3">string</text:span></text:p>
      <text:p text:style-name="P16"><text:tab/><text:tab/> <text:s text:c="3"/>categoria: string</text:p>
      <text:p text:style-name="P17"><text:tab/>}</text:p>
      <text:p text:style-name="P18"/>
      <text:p text:style-name="P19">Método: PATCH</text:p>
      <text:p text:style-name="P19">URI do Recurso: players/{id}</text:p>
      <text:p text:style-name="P19">Descrição: Atualizar algum atributo do jogador</text:p>
      <text:p text:style-name="P19">Requisição:</text:p>
      <text:p text:style-name="P19"><text:tab/><text:span text:style-name="T4">Parâmetro URL: Required id:string</text:span></text:p>
      <text:p text:style-name="P20"><text:tab/>header: <text:s/></text:p>
      <text:p text:style-name="P20"><text:tab/><text:tab/><text:span text:style-name="T4">content-type: </text:span>application/json</text:p>
      <text:p text:style-name="P21">Resposta:</text:p>
      <text:p text:style-name="P21"><text:tab/>Sucess Response:</text:p>
      <text:p text:style-name="P21"><text:tab/><text:tab/>Code: 20<text:span text:style-name="T2">4</text:span> - <text:s/><text:span text:style-name="T2">recurso enviado </text:span><text:span text:style-name="T5">sem envio de dados</text:span></text:p>
      <text:p text:style-name="P21"/>
      <text:p text:style-name="P22">Método: DELETE</text:p>
      <text:p text:style-name="P22">URI do Recurso: players/{id}</text:p>
      <text:p text:style-name="P22">Descrição: Excluir um jogador</text:p>
      <text:p text:style-name="P22">Requisição:</text:p>
      <text:p text:style-name="P22"><text:tab/>Parâmetro URL: Required id:string</text:p>
      <text:p text:style-name="P22">Resposta:</text:p>
      <text:p text:style-name="P22"><text:tab/>Sucess Response:</text:p>
      <text:p text:style-name="P22"><text:tab/><text:tab/>Code: 204 – recurso enviado</text:p>
      <text:p text:style-name="P22"><text:tab/>Error Response:</text:p>
      <text:p text:style-name="P22"><text:tab/><text:tab/>Code: 404 – recurso não encontrado</text:p>
      <text:p text:style-name="P22"/>
      <text:p text:style-name="P22">Método: POST</text:p>
      <text:p text:style-name="P22">URI do Recurso: matches/</text:p>
      <text:p text:style-name="P22">Descrição: Cria uma partida</text:p>
      <text:p text:style-name="P23">Requisição:</text:p>
      <text:p text:style-name="P23"><text:tab/>Dados:</text:p>
      <text:p text:style-name="P23"><text:tab/><text:tab/>parâmetros:</text:p>
      <text:p text:style-name="P23"><text:tab/><text:tab/><text:tab/>tipo: [‘mista’, ‘masculina’, ‘feminina’]</text:p>
      <text:p text:style-name="P23"><text:tab/><text:tab/><text:tab/>categoria: string</text:p>
      <text:p text:style-name="P23"><text:tab/><text:tab/><text:tab/>data: Date</text:p>
      <text:p text:style-name="P23"><text:tab/><text:tab/><text:tab/>local: string</text:p>
      <text:p text:style-name="P23"><text:tab/><text:tab/><text:tab/></text:p>
      <text:p text:style-name="P23"><text:tab/><text:tab/> <text:s text:c="4"/></text:p>
      <text:p text:style-name="P23"/>
      <text:p text:style-name="P24">Estórias do Usuário</text:p>
      <text:p text:style-name="P25">Partida de vôlei</text:p>
      <text:p text:style-name="P26"/>
      <text:list text:style-name="L1">
        <text:list-item>
          <text:p text:style-name="P27"><text:span text:style-name="T6">Como jogador participante ou organizador, quero me cadastrar para poder organizar e participar das partidas. Logo, devo inserir alguns dados meus como nome, idade, sexo e a categoria que jogo</text:span>.</text:p>
        </text:list-item>
        <text:list-item>
          <text:p text:style-name="P27"><text:span text:style-name="T6">Como</text:span> <text:span text:style-name="T6">organizador</text:span>, <text:span text:style-name="T6">quero</text:span> criar uma partida <text:span text:style-name="T6">para eu jogar com meus amigos ou com outros jogadores</text:span>. Para isto, <text:span text:style-name="T6">devo</text:span> informa<text:span text:style-name="T6">r</text:span> data, local, o tipo de partida(se vai conter apenas jogadoras ou jogadores ou então de forma mista.) e a categoria(juvenil, adulto ou infantil). <text:span text:style-name="T7">Quero também </text:span><text:span text:style-name="T8">excluir uma partida criada </text:span><text:span text:style-name="T7">ou alterar algum dado de uma partida</text:span><text:span text:style-name="T8">.</text:span></text:p>
        </text:list-item>
        <text:list-item>
          <text:p text:style-name="P28">Como organizador, quero delegar para meus moderadores <text:span text:style-name="T9">a permissão ou a negação de convites de participantes, para ter um controle mais amplo. Para isto, devo informar o jogador que vai ser o moderador e em qual partida.</text:span></text:p>
        </text:list-item>
        <text:list-item>
          <text:p text:style-name="P27"><text:span text:style-name="T6">Como </text:span>participante, <text:span text:style-name="T6">quero me </text:span>vincular a uma partida <text:span text:style-name="T6">para poder jogar</text:span>. <text:span text:style-name="T6">Para </text:span><text:span text:style-name="T10">isto,</text:span> envi<text:span text:style-name="T10">o</text:span> um pedido para o <text:span text:style-name="T10">organizador, e fico aguardando sua</text:span> resposta: aceitar ou recusar o convite.</text:p>
        </text:list-item>
        <text:list-item>
          <text:p text:style-name="P29"><text:span text:style-name="T10">Como organizador, </text:span><text:span text:style-name="T11">detenho</text:span> o controle sob os <text:span text:style-name="T11">meus</text:span> convidados. Portanto, <text:span text:style-name="T11">posso</text:span> remover<text:span text:style-name="T11">(em caso de desistência)</text:span> jogadores ou mudar a formação das equipes.</text:p>
        </text:list-item>
        <text:list-item>
          <text:p text:style-name="P29"><text:span text:style-name="T10">Como</text:span> Sistema <text:span text:style-name="T10">que </text:span>adota a estrutura de rede social, dev<text:span text:style-name="T10">o</text:span> exibir as partidas criadas para que os jogadores façam o convite para jogar, bem como filtrar as partidas <text:span text:style-name="T10">criadas</text:span> ou <text:span text:style-name="T10">r</text:span>ealizada<text:span text:style-name="T10">s</text:span>.</text:p>
        </text:list-item>
        <text:list-item>
          <text:p text:style-name="P30"><text:span text:style-name="T10">Como</text:span> <text:span text:style-name="T10">organizador,</text:span> <text:span text:style-name="T10">devo efetuar o pagamento para concluir a organização da partida. Para isto, pago o valor com uma das formas </text:span><text:span text:style-name="T12">de pagamento</text:span><text:span text:style-name="T10"> </text:span><text:span text:style-name="T12">possíveis.</text:span></text:p>
        </text:list-item>
        <text:list-item>
          <text:p text:style-name="P31">Como participante, quero desistir de uma partida por algum motivo. Para isto, informo a desistência de alguma partida que estou vinculado.</text:p>
        </text:list-item>
        <text:list-item>
          <text:p text:style-name="P32"><text:span text:style-name="T12">Como participante</text:span>, <text:span text:style-name="T12">quero</text:span> avalia<text:span text:style-name="T12">r</text:span> a organização d<text:span text:style-name="T12">a</text:span> partida(podendo ser por estrelas ou estrelas e come<text:span text:style-name="T9">n</text:span>tários).</text:p>
        </text:list-item>
        <text:list-item>
          <text:p text:style-name="P32"><text:span text:style-name="T12">Como organizador,</text:span> <text:span text:style-name="T12">quero</text:span> avaliar os participantes <text:span text:style-name="T9">para informar minha experiência com cada participante</text:span>. <text:span text:style-name="T9">Para isto, avalio com estrelas.</text:span></text:p>
        </text:list-item>
      </text:list>
      <text:p text:style-name="P33">Design de API</text:p>
      <text:p text:style-name="P34"/>
      <text:p text:style-name="P35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E"/>
        <table:table-row>
          <table:table-cell table:style-name="Tabela1.A1" office:value-type="string">
            <text:p text:style-name="P36">Requisito</text:p>
          </table:table-cell>
          <table:table-cell table:style-name="Tabela1.A1" office:value-type="string">
            <text:p text:style-name="P36">EndPoint</text:p>
          </table:table-cell>
          <table:table-cell table:style-name="Tabela1.A1" office:value-type="string">
            <text:p text:style-name="P36">Método</text:p>
          </table:table-cell>
          <table:table-cell table:style-name="Tabela1.A1" office:value-type="string">
            <text:p text:style-name="P36">Requisição(parâmetros)</text:p>
          </table:table-cell>
          <table:table-cell table:style-name="Tabela1.E1" office:value-type="string">
            <text:p text:style-name="P36">Resposta</text:p>
          </table:table-cell>
        </table:table-row>
        <table:table-row table:style-name="Tabela1.2">
          <table:table-cell table:style-name="Tabela1.A2" office:value-type="string">
            <text:p text:style-name="P36">Criar Jogador</text:p>
          </table:table-cell>
          <table:table-cell table:style-name="Tabela1.A2" office:value-type="string">
            <text:p text:style-name="P36">jogador<text:span text:style-name="T7">es</text:span>/</text:p>
          </table:table-cell>
          <table:table-cell table:style-name="Tabela1.A2" office:value-type="string">
            <text:p text:style-name="P36">POST</text:p>
          </table:table-cell>
          <table:table-cell table:style-name="Tabela1.A2" office:value-type="string">
            <text:p text:style-name="P36">nome:string, </text:p>
            <text:p text:style-name="P36">sexo:string,</text:p>
            <text:p text:style-name="P36">idade:int,</text:p>
            <text:p text:style-name="P36">categoria:string</text:p>
            <text:p text:style-name="P36"/>
          </table:table-cell>
          <table:table-cell table:style-name="Tabela1.E2" office:value-type="string">
            <text:p text:style-name="P36">Código 204 – Conteúdo enviado</text:p>
          </table:table-cell>
        </table:table-row>
        <table:table-row>
          <table:table-cell table:style-name="Tabela1.A2" office:value-type="string">
            <text:p text:style-name="P36">Alterar Jogador</text:p>
          </table:table-cell>
          <table:table-cell table:style-name="Tabela1.A2" office:value-type="string">
            <text:p text:style-name="P36">jogador<text:span text:style-name="T7">es</text:span>/{id}</text:p>
          </table:table-cell>
          <table:table-cell table:style-name="Tabela1.A2" office:value-type="string">
            <text:p text:style-name="P36">PATCH</text:p>
          </table:table-cell>
          <table:table-cell table:style-name="Tabela1.A2" office:value-type="string">
            <text:p text:style-name="P36">Required id:int</text:p>
            <text:p text:style-name="P36">body: <text:span text:style-name="T8">{atributo:valor}</text:span> </text:p>
          </table:table-cell>
          <table:table-cell table:style-name="Tabela1.E2" office:value-type="string">
            <text:p text:style-name="P36">Código 202 – Conteúdo enviado sem conteúdo</text:p>
          </table:table-cell>
        </table:table-row>
        <table:table-row>
          <table:table-cell table:style-name="Tabela1.A2" office:value-type="string">
            <text:p text:style-name="P36">Excluir Jogador</text:p>
          </table:table-cell>
          <table:table-cell table:style-name="Tabela1.A2" office:value-type="string">
            <text:p text:style-name="P36">jogador<text:span text:style-name="T7">es</text:span>/{id}</text:p>
          </table:table-cell>
          <table:table-cell table:style-name="Tabela1.A2" office:value-type="string">
            <text:p text:style-name="P36">DELETE</text:p>
          </table:table-cell>
          <table:table-cell table:style-name="Tabela1.A2" office:value-type="string">
            <text:p text:style-name="P36">Required id:iint</text:p>
          </table:table-cell>
          <table:table-cell table:style-name="Tabela1.E2" office:value-type="string">
            <text:p text:style-name="P36">Código 202 – Conteúdo enviado sem conteúdo</text:p>
          </table:table-cell>
        </table:table-row>
        <table:table-row table:style-name="Tabela1.5">
          <table:table-cell table:style-name="Tabela1.A2" office:value-type="string">
            <text:p text:style-name="P37">Criar Partida</text:p>
          </table:table-cell>
          <table:table-cell table:style-name="Tabela1.A2" office:value-type="string">
            <text:p text:style-name="P37">partida<text:span text:style-name="T7">s</text:span>/</text:p>
          </table:table-cell>
          <table:table-cell table:style-name="Tabela1.A2" office:value-type="string">
            <text:p text:style-name="P37">POST</text:p>
          </table:table-cell>
          <table:table-cell table:style-name="Tabela1.A2" office:value-type="string">
            <text:p text:style-name="P38">data:Date</text:p>
            <text:p text:style-name="P37">local:string</text:p>
            <text:p text:style-name="P37">tipo:string[‘masculina, ‘feminina’, mista’]</text:p>
            <text:p text:style-name="P37">categoria:string</text:p>
            <text:p text:style-name="P37"/>
          </table:table-cell>
          <table:table-cell table:style-name="Tabela1.E2" office:value-type="string">
            <text:p text:style-name="P37">Código 204 – Conteúdo enviado</text:p>
          </table:table-cell>
        </table:table-row>
        <table:table-row table:style-name="Tabela1.5">
          <table:table-cell table:style-name="Tabela1.A2" office:value-type="string">
            <text:p text:style-name="P37">Alterar Partida</text:p>
          </table:table-cell>
          <table:table-cell table:style-name="Tabela1.A2" office:value-type="string">
            <text:p text:style-name="P37">partida<text:span text:style-name="T7">s</text:span>/{id}</text:p>
          </table:table-cell>
          <table:table-cell table:style-name="Tabela1.A2" office:value-type="string">
            <text:p text:style-name="P37">PATCH</text:p>
          </table:table-cell>
          <table:table-cell table:style-name="Tabela1.A2" office:value-type="string">
            <text:p text:style-name="P37">Required id:int</text:p>
            <text:p text:style-name="P37">body: {atributo:valor}</text:p>
          </table:table-cell>
          <table:table-cell table:style-name="Tabela1.E2" office:value-type="string">
            <text:p text:style-name="P37">Código 202 – Conteúdo enviado sem conteúdo</text:p>
          </table:table-cell>
        </table:table-row>
        <table:table-row table:style-name="Tabela1.5">
          <table:table-cell table:style-name="Tabela1.A2" office:value-type="string">
            <text:p text:style-name="P37">Excluir Paritda</text:p>
          </table:table-cell>
          <table:table-cell table:style-name="Tabela1.A2" office:value-type="string">
            <text:p text:style-name="P37">partida<text:span text:style-name="T7">s</text:span>/{id}</text:p>
          </table:table-cell>
          <table:table-cell table:style-name="Tabela1.A2" office:value-type="string">
            <text:p text:style-name="P37">DELETE</text:p>
          </table:table-cell>
          <table:table-cell table:style-name="Tabela1.A2" office:value-type="string">
            <text:p text:style-name="P39">Required id:int</text:p>
          </table:table-cell>
          <table:table-cell table:style-name="Tabela1.E2" office:value-type="string">
            <text:p text:style-name="P39">Código 202 – Conteúdo enviado sem conteúdo</text:p>
          </table:table-cell>
        </table:table-row>
        <table:table-row table:style-name="Tabela1.5">
          <table:table-cell table:style-name="Tabela1.A2" office:value-type="string">
            <text:p text:style-name="P39">Listar Partidas</text:p>
          </table:table-cell>
          <table:table-cell table:style-name="Tabela1.A2" office:value-type="string">
            <text:p text:style-name="P39">partidas/</text:p>
          </table:table-cell>
          <table:table-cell table:style-name="Tabela1.A2" office:value-type="string">
            <text:p text:style-name="P39">GET</text:p>
          </table:table-cell>
          <table:table-cell table:style-name="Tabela1.A2" office:value-type="string">
            <text:p text:style-name="P39">-Sem parâmetros-</text:p>
          </table:table-cell>
          <table:table-cell table:style-name="Tabela1.E2" office:value-type="string">
            <text:p text:style-name="P39">Código 200 – Conteúdo obtido</text:p>
          </table:table-cell>
        </table:table-row>
        <table:table-row table:style-name="Tabela1.5">
          <table:table-cell table:style-name="Tabela1.A2" office:value-type="string">
            <text:p text:style-name="P39">Participar de Partida</text:p>
          </table:table-cell>
          <table:table-cell table:style-name="Tabela1.A2" office:value-type="string">
            <text:p text:style-name="P39">partidas/participar/{idParticipante}/{idPartida}</text:p>
          </table:table-cell>
          <table:table-cell table:style-name="Tabela1.A2" office:value-type="string">
            <text:p text:style-name="P39">POST</text:p>
          </table:table-cell>
          <table:table-cell table:style-name="Tabela1.A2" office:value-type="string">
            <text:p text:style-name="P39">Required idParticipante:int</text:p>
            <text:p text:style-name="P39">Required idPartida:int</text:p>
          </table:table-cell>
          <table:table-cell table:style-name="Tabela1.E2" office:value-type="string">
            <text:p text:style-name="P39">Código 20<text:span text:style-name="T13">2</text:span> – <text:span text:style-name="T13">Conteúdo enviado sem conteúdo</text:span></text:p>
          </table:table-cell>
        </table:table-row>
        <table:table-row table:style-name="Tabela1.5">
          <table:table-cell table:style-name="Tabela1.A2" office:value-type="string">
            <text:p text:style-name="P40">Delegar moderador</text:p>
          </table:table-cell>
          <table:table-cell table:style-name="Tabela1.A2" office:value-type="string">
            <text:p text:style-name="P39">partidas/<text:span text:style-name="T13">moderador</text:span>/{idParticipante}/{idPartida}</text:p>
          </table:table-cell>
          <table:table-cell table:style-name="Tabela1.A2" office:value-type="string">
            <text:p text:style-name="P39">POST</text:p>
          </table:table-cell>
          <table:table-cell table:style-name="Tabela1.A2" office:value-type="string">
            <text:p text:style-name="P39">Required idParticipante:int</text:p>
            <text:p text:style-name="P39">Required idPartida:int</text:p>
          </table:table-cell>
          <table:table-cell table:style-name="Tabela1.E2" office:value-type="string">
            <text:p text:style-name="P39">Código 20<text:span text:style-name="T13">2</text:span> – <text:span text:style-name="T13">Conteúdo enviado sem conteúdo</text:span></text:p>
          </table:table-cell>
        </table:table-row>
        <table:table-row table:style-name="Tabela1.5">
          <table:table-cell table:style-name="Tabela1.A2" office:value-type="string">
            <text:p text:style-name="P40">Excluir Participante</text:p>
          </table:table-cell>
          <table:table-cell table:style-name="Tabela1.A2" office:value-type="string">
            <text:p text:style-name="P40">partidas/{idParticipante}/</text:p>
            <text:p text:style-name="P40">{idEquipe}/</text:p>
            <text:p text:style-name="P40">{idPartida}</text:p>
          </table:table-cell>
          <table:table-cell table:style-name="Tabela1.A2" office:value-type="string">
            <text:p text:style-name="P40">DELETE</text:p>
          </table:table-cell>
          <table:table-cell table:style-name="Tabela1.A2" office:value-type="string">
            <text:p text:style-name="P40">Required idParticipante:int</text:p>
            <text:p text:style-name="P40">Required idEquipe:int</text:p>
            <text:p text:style-name="P40">Required idPartida:int</text:p>
          </table:table-cell>
          <table:table-cell table:style-name="Tabela1.E2" office:value-type="string">
            <text:p text:style-name="P40">Código 202 – Conteúdo enviado sem conteúdo</text:p>
          </table:table-cell>
        </table:table-row>
        <table:table-row table:style-name="Tabela1.5">
          <table:table-cell table:style-name="Tabela1.A2" office:value-type="string">
            <text:p text:style-name="P41">Alterar Equipe</text:p>
          </table:table-cell>
          <table:table-cell table:style-name="Tabela1.A2" office:value-type="string">
            <text:p text:style-name="P41">partidas/</text:p>
            <text:p text:style-name="P41">{idParticipante}/</text:p>
            <text:p text:style-name="P41">{idEquipe}/</text:p>
            <text:p text:style-name="P41">{idPartida}</text:p>
          </table:table-cell>
          <table:table-cell table:style-name="Tabela1.A2" office:value-type="string">
            <text:p text:style-name="P41">PATCH</text:p>
          </table:table-cell>
          <table:table-cell table:style-name="Tabela1.A2" office:value-type="string">
            <text:p text:style-name="P41">Required idParticipante:int</text:p>
            <text:p text:style-name="P41">Required idEquipe:int</text:p>
            <text:p text:style-name="P41">Required idPartida:int</text:p>
          </table:table-cell>
          <table:table-cell table:style-name="Tabela1.E2" office:value-type="string">
            <text:p text:style-name="P40"/>
          </table:table-cell>
        </table:table-row>
        <table:table-row table:style-name="Tabela1.5">
          <table:table-cell table:style-name="Tabela1.A2" office:value-type="string">
            <text:p text:style-name="P42">Efetuar Pagamento</text:p>
          </table:table-cell>
          <table:table-cell table:style-name="Tabela1.A2" office:value-type="string">
            <text:p text:style-name="P42">partidas/pagamento/{idPartida}/</text:p>
          </table:table-cell>
          <table:table-cell table:style-name="Tabela1.A2" office:value-type="string">
            <text:p text:style-name="P42">POST</text:p>
          </table:table-cell>
          <table:table-cell table:style-name="Tabela1.A2" office:value-type="string">
            <text:p text:style-name="P42">Required idPartida:int</text:p>
          </table:table-cell>
          <table:table-cell table:style-name="Tabela1.E2" office:value-type="string">
            <text:p text:style-name="P42">Código 202 – Conteúdo enviado sem conteúdo</text:p>
          </table:table-cell>
        </table:table-row>
        <table:table-row table:style-name="Tabela1.5">
          <table:table-cell table:style-name="Tabela1.A2" office:value-type="string">
            <text:p text:style-name="P42">Desistir de Partida</text:p>
          </table:table-cell>
          <table:table-cell table:style-name="Tabela1.A2" office:value-type="string">
            <text:p text:style-name="P42">partidas/desistir/{idPartida}</text:p>
          </table:table-cell>
          <table:table-cell table:style-name="Tabela1.A2" office:value-type="string">
            <text:p text:style-name="P42">DELETE</text:p>
          </table:table-cell>
          <table:table-cell table:style-name="Tabela1.A2" office:value-type="string">
            <text:p text:style-name="P42">Required idPartida:int</text:p>
          </table:table-cell>
          <table:table-cell table:style-name="Tabela1.E2" office:value-type="string">
            <text:p text:style-name="P42">Código 202 – Conteúdo enviado sem contéudo</text:p>
          </table:table-cell>
        </table:table-row>
        <table:table-row table:style-name="Tabela1.5">
          <table:table-cell table:style-name="Tabela1.A15" office:value-type="string">
            <text:p text:style-name="P42">Avaliar Partida</text:p>
          </table:table-cell>
          <table:table-cell table:style-name="Tabela1.A15" office:value-type="string">
            <text:p text:style-name="P42">partidas/avaliar/{idPartida}/</text:p>
          </table:table-cell>
          <table:table-cell table:style-name="Tabela1.A15" office:value-type="string">
            <text:p text:style-name="P42">POST</text:p>
          </table:table-cell>
          <table:table-cell table:style-name="Tabela1.A15" office:value-type="string">
            <text:p text:style-name="P42">Required idPartida:int</text:p>
            <text:p text:style-name="P42">Required avaliacao:string</text:p>
          </table:table-cell>
          <table:table-cell table:style-name="Tabela1.E15" office:value-type="string">
            <text:p text:style-name="P42">Código 204</text:p>
          </table:table-cell>
        </table:table-row>
        <table:table-row table:style-name="Tabela1.5">
          <table:table-cell table:style-name="Tabela1.A15" office:value-type="string">
            <text:p text:style-name="P42">Avaliar Jogadores</text:p>
          </table:table-cell>
          <table:table-cell table:style-name="Tabela1.A15" office:value-type="string">
            <text:p text:style-name="P42">partidas/avaliar/{idPartida}/<text:soft-page-break/>{idJogador}</text:p>
          </table:table-cell>
          <table:table-cell table:style-name="Tabela1.A15" office:value-type="string">
            <text:p text:style-name="P42">POST</text:p>
          </table:table-cell>
          <table:table-cell table:style-name="Tabela1.A15" office:value-type="string">
            <text:p text:style-name="P42">Required idPartida:int</text:p>
          </table:table-cell>
          <table:table-cell table:style-name="Tabela1.E15" office:value-type="string">
            <text:p text:style-name="P42">Código 204</text:p>
          </table:table-cell>
        </table:table-row>
      </table:table>
      <text:p text:style-name="P35"/>
      <text:p text:style-name="P43"/>
      <text:p text:style-name="P43"/>
      <text:p text:style-name="P44"/>
      <text:p text:style-name="P44"/>
      <text:p text:style-name="P45"/>
      <text:p text:style-name="P45"/>
      <text:p text:style-name="P23"><text:tab/><text:tab/></text:p>
      <text:p text:style-name="P22"/>
      <text:p text:style-name="P2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6:18:52.292820200</meta:creation-date>
    <meta:generator>LibreOffice/25.2.5.2$Windows_X86_64 LibreOffice_project/03d19516eb2e1dd5d4ccd751a0d6f35f35e08022</meta:generator>
    <dc:date>2025-09-11T22:53:06.287406200</dc:date>
    <meta:editing-duration>PT2H7M47S</meta:editing-duration>
    <meta:editing-cycles>3</meta:editing-cycles>
    <meta:document-statistic meta:table-count="1" meta:image-count="0" meta:object-count="0" meta:page-count="5" meta:paragraph-count="204" meta:word-count="716" meta:character-count="5511" meta:non-whitespace-character-count="4811"/>
  </office:meta>
</office:document-meta>
</file>